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2" style:family="paragraph" style:parent-style-name="Body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3" style:family="paragraph" style:parent-style-name="Body">
      <style:text-properties style:font-name="Helvetica" fo:language="en" fo:country="US" style:language-asian="ja" style:country-asian="JP" style:font-name-complex="Helvetica"/>
    </style:style>
    <style:style style:name="P4" style:family="paragraph" style:parent-style-name="Body">
      <style:paragraph-properties fo:text-align="center" style:justify-single-word="false"/>
      <style:text-properties style:font-name="Helvetica" fo:language="en" fo:country="US" style:language-asian="ja" style:country-asian="JP" style:font-name-complex="Helvetica"/>
    </style:style>
    <style:style style:name="P5" style:family="paragraph" style:parent-style-name="Body" style:master-page-name="Standard">
      <style:paragraph-properties fo:text-align="center" style:justify-single-word="false" style:page-number="auto"/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T3" style:family="text">
      <style:text-properties style:font-name="Helvetica" fo:language="en" fo:country="US" style:language-asian="ja" style:country-asian="JP" style:font-name-complex="Helvetica"/>
    </style:style>
    <style:style style:name="T4" style:family="text">
      <style:text-properties style:font-name="Helvetica" fo:language="en" fo:country="US" style:text-underline-style="solid" style:text-underline-type="double" style:text-underline-width="auto" style:text-underline-color="font-color" style:language-asian="ja" style:country-asian="JP" style:font-name-complex="Helveti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mily Group Sheet</text:p>
      <text:p text:style-name="P4">by Patrick T. Dolan</text:p>
      <text:p text:style-name="P4">March 30, 2002</text:p>
      <text:p text:style-name="P4"/>
      <text:p text:style-name="P2"/>
      <text:p text:style-name="Body"><text:span text:style-name="T2">Husband: <text:s/></text:span><text:span text:style-name="T3">Jacob HIPPLE</text:span></text:p>
      <text:p text:style-name="P2"/>
      <text:p text:style-name="P3">Born: b bef 1720 [1] Germany [1]</text:p>
      <text:p text:style-name="P3"/>
      <text:p text:style-name="P3">Married: <text:s/></text:p>
      <text:p text:style-name="P3"/>
      <text:p text:style-name="P3">Died: w pr 3 Dec 1772 [1] Pikeland Twp (Chester) PA [1]</text:p>
      <text:p text:style-name="P3"/>
      <text:p text:style-name="P3">Parents: Johannes Hipple &amp; -- [1]</text:p>
      <text:p text:style-name="P3">__________________________________________________________________</text:p>
      <text:p text:style-name="Body"><text:span text:style-name="T2">Other information: </text:span><text:span text:style-name="T3">Immigrated with other Palatine immigrants at Philadelphia on “Two Brothers” 13 Oct 1747 [1].</text:span></text:p>
      <text:p text:style-name="P2"/>
      <text:p text:style-name="P2"/>
      <text:p text:style-name="Body"><text:span text:style-name="T2">Wife: </text:span><text:span text:style-name="T3">Anna -- [1]</text:span></text:p>
      <text:p text:style-name="P2"/>
      <text:p text:style-name="P3">Born: of NJ [1]</text:p>
      <text:p text:style-name="P3"/>
      <text:p text:style-name="P3">Died:</text:p>
      <text:p text:style-name="P3"/>
      <text:p text:style-name="P3">Other husbands:</text:p>
      <text:p text:style-name="P3"/>
      <text:p text:style-name="P3">Parents:</text:p>
      <text:p text:style-name="P3"/>
      <text:p text:style-name="P3"/>
      <text:p text:style-name="P3">__________________________________________________________________</text:p>
      <text:p text:style-name="P2">Children:</text:p>
      <text:p text:style-name="P2"/>
      <text:p text:style-name="Body"><text:span text:style-name="T2">1. </text:span><text:span text:style-name="T3">Henry: b abt 1734 [1]; m Elizabeth-- 8 ch [1]; w pr 4 Dec 1772 Chester Co PA [1].</text:span></text:p>
      <text:p text:style-name="P2"/>
      <text:p text:style-name="Body"><text:span text:style-name="T2">2. </text:span><text:span text:style-name="T4">John</text:span><text:span text:style-name="T3">: b 10 Mar 1759 Pikeland, Chester Co PA [1]; m </text:span><text:span text:style-name="T4">Ann</text:span><text:span text:style-name="T3"> </text:span><text:span text:style-name="T4">Dilts</text:span><text:span text:style-name="T3"> [1]; w pr 27 Dec 1841 [1].</text:span></text:p>
      <text:p text:style-name="P3"/>
      <text:p text:style-name="P3"/>
      <text:p text:style-name="P3"/>
      <text:p text:style-name="P3"/>
      <text:p text:style-name="P3">__________________________________________________________________</text:p>
      <text:p text:style-name="P2">Sources:</text:p>
      <text:p text:style-name="P2"/>
      <text:p text:style-name="Body"><text:span text:style-name="T2">1. </text:span><text:span text:style-name="T3">Hipple, Roxanna. “Descendants of Johannes Hippell,” Hipple-L Archives &lt;http://jwcramer.freeyellow.com/&gt;. <text:s/>Her e-mail address is </text:span></text:p>
      <text:p text:style-name="P3"><text:soft-page-break/>&lt;rhipple@sprynet.com&gt;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0pt" fo:language="en" fo:country="US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parent-style-name="Standard">
      <style:text-properties fo:font-size="12pt" style:font-size-asian="12pt"/>
    </style:style>
    <style:style style:name="Header" style:family="paragraph" style:parent-style-name="Default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Body" style:family="paragraph" style:parent-style-name="Default"/>
    <style:style style:name="Footer" style:family="paragraph" style:parent-style-name="Default" style:class="extra">
      <style:paragraph-properties fo:text-align="center" style:justify-single-word="false"/>
      <style:text-properties fo:font-style="italic" style:font-style-asian="italic"/>
    </style:style>
    <style:style style:name="Footnote" style:family="paragraph" style:parent-style-name="Default" style:class="extra">
      <style:text-properties fo:font-size="10pt" style:font-size-asian="10pt"/>
    </style:style>
    <style:style style:name="Default_20_TB" style:display-name="Default TB" style:family="paragraph" style:parent-style-name="Default"/>
    <style:style style:name="Default_20_SS" style:display-name="Default SS" style:family="text">
      <style:text-properties fo:font-size="9pt" style:font-size-asian="9pt"/>
    </style:style>
    <style:style style:name="Footnote_20_Index" style:display-name="Footnote Index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</office:meta>
</office:document-meta>
</file>